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Segoe UI" svg:font-family="'Segoe UI', Arial, Helvetica, sans-serif"/>
    <style:font-face style:name="Tahoma1" svg:font-family="Tahoma"/>
    <style:font-face style:name="Trebuchet MS" svg:font-family="'Trebuchet MS', Verdana, Arial, sans-serif"/>
    <style:font-face style:name="erdana" svg:font-family="erdana, helvetica, arial, sans-serif"/>
    <style:font-face style:name="verdana" svg:font-family="verdana, helvetica, arial, 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widows="1" fo:text-indent="0in" style:auto-text-indent="false"/>
    </style:style>
    <style:style style:name="P2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language="zxx" fo:country="none" fo:font-style="norma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Times New Roman" fo:font-size="11pt" fo:letter-spacing="normal" fo:font-weight="normal" style:font-size-asian="11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 fo:widows="1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 fo:widows="1"/>
      <style:text-properties fo:font-variant="normal" fo:text-transform="none" fo:color="#000000" style:font-name="Times New Roman" fo:font-size="11pt" fo:letter-spacing="normal" fo:font-weight="normal" style:font-size-asian="11pt" style:font-weight-asian="normal" style:font-size-complex="11pt" style:font-weight-complex="normal"/>
    </style:style>
    <style:style style:name="P7" style:family="paragraph" style:parent-style-name="Preformatted_20_Text">
      <style:paragraph-properties fo:margin-top="0in" fo:margin-bottom="0.1965in" fo:text-align="start" style:justify-single-word="false" fo:widows="1"/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2pt" fo:letter-spacing="normal" fo:font-style="normal" fo:font-weight="bold"/>
    </style:style>
    <style:style style:name="T3" style:family="text">
      <style:text-properties fo:font-variant="normal" fo:text-transform="none" fo:color="#000000" fo:font-size="12pt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bold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bold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Times New Roman" fo:font-size="11pt" fo:letter-spacing="normal" fo:language="zxx" fo:country="none" fo:font-style="norma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11" style:family="text">
      <style:text-properties fo:font-variant="normal" fo:text-transform="none" fo:color="#003399" style:font-name="Trebuchet MS" fo:font-size="12pt" fo:letter-spacing="normal" fo:font-style="normal" fo:font-weight="normal"/>
    </style:style>
    <style:style style:name="T12" style:family="text">
      <style:text-properties fo:font-variant="normal" fo:text-transform="none" fo:color="#008800" style:font-name="Trebuchet MS" fo:font-size="12pt" fo:letter-spacing="normal" fo:font-style="normal" fo:font-weight="bold"/>
    </style:style>
    <style:style style:name="T13" style:family="text">
      <style:text-properties fo:font-variant="normal" fo:text-transform="none" fo:color="#008800" fo:font-size="12pt" fo:letter-spacing="normal" fo:font-style="normal" fo:font-weight="bold"/>
    </style:style>
    <style:style style:name="T14" style:family="text">
      <style:text-properties fo:font-variant="normal" fo:text-transform="none" fo:color="#008800" fo:letter-spacing="normal" fo:font-style="normal"/>
    </style:style>
    <style:style style:name="T15" style:family="text">
      <style:text-properties fo:font-variant="normal" fo:text-transform="none" fo:color="#008800" fo:letter-spacing="normal" fo:font-style="normal" fo:font-weight="bold"/>
    </style:style>
    <style:style style:name="T16" style:family="text">
      <style:text-properties fo:font-variant="normal" fo:text-transform="none" fo:color="#bb0066" style:font-name="Trebuchet MS" fo:font-size="12pt" fo:letter-spacing="normal" fo:font-style="normal" fo:font-weight="bold"/>
    </style:style>
    <style:style style:name="T17" style:family="text">
      <style:text-properties fo:font-variant="normal" fo:text-transform="none" fo:color="#bb0066" fo:font-size="12pt" fo:letter-spacing="normal" fo:font-style="normal" fo:font-weight="bold"/>
    </style:style>
    <style:style style:name="T18" style:family="text">
      <style:text-properties fo:font-variant="normal" fo:text-transform="none" fo:color="#bb0066" fo:letter-spacing="normal" fo:font-style="normal"/>
    </style:style>
    <style:style style:name="T19" style:family="text">
      <style:text-properties fo:font-variant="normal" fo:text-transform="none" fo:color="#bb0066" fo:letter-spacing="normal" fo:font-style="normal" fo:font-weight="bold"/>
    </style:style>
    <style:style style:name="T20" style:family="text">
      <style:text-properties fo:font-variant="normal" fo:text-transform="none" fo:color="#009900" style:font-name="Trebuchet MS" fo:font-size="12pt" fo:letter-spacing="normal" fo:font-style="normal" fo:font-weight="normal"/>
    </style:style>
    <style:style style:name="T21" style:family="text">
      <style:text-properties fo:font-variant="normal" fo:text-transform="none" fo:color="#009900" fo:font-size="12pt" fo:letter-spacing="normal" fo:font-style="normal" fo:font-weight="normal"/>
    </style:style>
    <style:style style:name="T22" style:family="text">
      <style:text-properties fo:font-variant="normal" fo:text-transform="none" fo:color="#009900" fo:letter-spacing="normal" fo:font-style="normal"/>
    </style:style>
    <style:style style:name="T23" style:family="text">
      <style:text-properties fo:font-variant="normal" fo:text-transform="none" fo:color="#009900" fo:letter-spacing="normal" fo:font-style="normal" fo:font-weight="normal"/>
    </style:style>
    <style:style style:name="T24" style:family="text">
      <style:text-properties fo:font-variant="normal" fo:text-transform="none" fo:color="#006600" style:font-name="Trebuchet MS" fo:font-size="12pt" fo:letter-spacing="normal" fo:font-style="normal" fo:font-weight="bold"/>
    </style:style>
    <style:style style:name="T25" style:family="text">
      <style:text-properties fo:font-variant="normal" fo:text-transform="none" fo:color="#006600" fo:font-size="12pt" fo:letter-spacing="normal" fo:font-style="normal" fo:font-weight="bold"/>
    </style:style>
    <style:style style:name="T26" style:family="text">
      <style:text-properties fo:font-variant="normal" fo:text-transform="none" fo:color="#006600" fo:letter-spacing="normal" fo:font-style="normal"/>
    </style:style>
    <style:style style:name="T27" style:family="text">
      <style:text-properties fo:font-variant="normal" fo:text-transform="none" fo:color="#006600" fo:letter-spacing="normal" fo:font-style="normal" fo:font-weight="bold"/>
    </style:style>
    <style:style style:name="T28" style:family="text">
      <style:text-properties fo:font-variant="normal" fo:text-transform="none" fo:color="#0000ff" style:font-name="Trebuchet MS" fo:font-size="12pt" fo:letter-spacing="normal" fo:font-style="normal" fo:font-weight="normal"/>
    </style:style>
    <style:style style:name="T29" style:family="text">
      <style:text-properties fo:font-variant="normal" fo:text-transform="none" fo:color="#0000ff" fo:font-size="12pt" fo:letter-spacing="normal" fo:font-style="normal" fo:font-weight="normal"/>
    </style:style>
    <style:style style:name="T30" style:family="text">
      <style:text-properties fo:font-variant="normal" fo:text-transform="none" fo:color="#0000ff" fo:letter-spacing="normal" fo:font-style="normal"/>
    </style:style>
    <style:style style:name="T31" style:family="text">
      <style:text-properties fo:font-variant="normal" fo:text-transform="none" fo:color="#0000ff" fo:letter-spacing="normal" fo:font-style="normal" fo:font-weight="normal"/>
    </style:style>
    <style:style style:name="T32" style:family="text">
      <style:text-properties fo:font-variant="normal" fo:text-transform="none" fo:color="#339933" style:font-name="Trebuchet MS" fo:font-size="12pt" fo:letter-spacing="normal" fo:font-style="normal" fo:font-weight="normal"/>
    </style:style>
    <style:style style:name="T33" style:family="text">
      <style:text-properties fo:font-variant="normal" fo:text-transform="none" fo:color="#339933" fo:font-size="12pt" fo:letter-spacing="normal" fo:font-style="normal" fo:font-weight="normal"/>
    </style:style>
    <style:style style:name="T34" style:family="text">
      <style:text-properties fo:font-variant="normal" fo:text-transform="none" fo:color="#339933" fo:letter-spacing="normal" fo:font-style="normal"/>
    </style:style>
    <style:style style:name="T35" style:family="text">
      <style:text-properties fo:font-variant="normal" fo:text-transform="none" fo:color="#339933" fo:letter-spacing="normal" fo:font-style="normal" fo:font-weight="normal"/>
    </style:style>
    <style:style style:name="T36" style:family="text">
      <style:text-properties fo:font-variant="normal" fo:text-transform="none" fo:color="#666666" style:font-name="Trebuchet MS" fo:font-size="12pt" fo:letter-spacing="normal" fo:font-style="italic" fo:font-weight="normal"/>
    </style:style>
    <style:style style:name="T37" style:family="text">
      <style:text-properties fo:font-variant="normal" fo:text-transform="none" fo:color="#666666" fo:font-size="12pt" fo:letter-spacing="normal" fo:font-style="italic" fo:font-weight="normal"/>
    </style:style>
    <style:style style:name="T38" style:family="text">
      <style:text-properties fo:font-variant="normal" fo:text-transform="none" fo:color="#666666" fo:letter-spacing="normal" fo:font-style="italic"/>
    </style:style>
    <style:style style:name="T39" style:family="text">
      <style:text-properties fo:font-variant="normal" fo:text-transform="none" fo:color="#666666" fo:letter-spacing="normal" fo:font-style="italic" fo:font-weight="normal"/>
    </style:style>
    <style:style style:name="T40" style:family="text">
      <style:text-properties fo:font-variant="normal" fo:text-transform="none" fo:color="#006633" style:font-name="Trebuchet MS" fo:font-size="12pt" fo:letter-spacing="normal" fo:font-style="normal" fo:font-weight="normal"/>
    </style:style>
    <style:style style:name="T41" style:family="text">
      <style:text-properties fo:font-variant="normal" fo:text-transform="none" fo:color="#006633" fo:font-size="12pt" fo:letter-spacing="normal" fo:font-style="normal" fo:font-weight="normal"/>
    </style:style>
    <style:style style:name="T42" style:family="text">
      <style:text-properties fo:font-variant="normal" fo:text-transform="none" fo:color="#006633" fo:letter-spacing="normal" fo:font-style="normal"/>
    </style:style>
    <style:style style:name="T43" style:family="text">
      <style:text-properties fo:font-variant="normal" fo:text-transform="none" fo:color="#006633" fo:letter-spacing="normal" fo:font-style="normal" fo:font-weight="normal"/>
    </style:style>
    <style:style style:name="T44" style:family="text">
      <style:text-properties fo:font-variant="normal" fo:text-transform="none" fo:color="#333333" style:font-name="Segoe UI" fo:font-size="10.5pt" fo:letter-spacing="normal" fo:font-style="normal" fo:font-weight="bold"/>
    </style:style>
    <style:style style:name="T45" style:family="text">
      <style:text-properties fo:font-variant="normal" fo:text-transform="none" fo:color="#333333" style:font-name="Segoe UI" fo:font-size="10.5pt" fo:letter-spacing="normal" fo:font-style="normal" fo:font-weight="normal"/>
    </style:style>
    <style:style style:name="T46" style:family="text">
      <style:text-properties fo:font-variant="normal" fo:text-transform="none" fo:color="#333333" fo:font-size="10.5pt" fo:letter-spacing="normal" fo:font-style="normal" fo:font-weight="bold"/>
    </style:style>
    <style:style style:name="T47" style:family="text">
      <style:text-properties fo:font-variant="normal" fo:text-transform="none" fo:color="#333333" fo:font-size="10.5pt" fo:letter-spacing="normal" fo:font-style="normal" fo:font-weight="normal"/>
    </style:style>
    <style:style style:name="T48" style:family="text">
      <style:text-properties fo:font-variant="normal" fo:text-transform="none" fo:color="#333333" style:font-name="Times New Roman" fo:font-size="10.5pt" fo:letter-spacing="normal" fo:font-style="normal" fo:font-weight="bold"/>
    </style:style>
    <style:style style:name="T49" style:family="text">
      <style:text-properties fo:font-variant="normal" fo:text-transform="none" fo:color="#333333" style:font-name="Times New Roman" fo:font-size="10.5pt" fo:letter-spacing="normal" fo:font-style="normal" fo:font-weight="normal"/>
    </style:style>
    <style:style style:name="T50" style:family="text">
      <style:text-properties fo:font-variant="normal" fo:text-transform="none" fo:color="#333333" style:font-name="Times New Roman" fo:letter-spacing="normal" fo:font-style="normal" fo:font-weight="bold"/>
    </style:style>
    <style:style style:name="T51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52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53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55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333333" style:font-name="Times New Roman" fo:font-size="11pt" fo:letter-spacing="normal" fo:font-style="normal" style:font-size-asian="11pt" style:font-size-complex="11pt"/>
    </style:style>
    <style:style style:name="T57" style:family="text">
      <style:text-properties fo:font-variant="normal" fo:text-transform="none" fo:letter-spacing="normal" fo:font-style="normal"/>
    </style:style>
    <style:style style:name="T58" style:family="text">
      <style:text-properties fo:font-variant="normal" fo:text-transform="none" fo:letter-spacing="normal" fo:font-style="italic"/>
    </style:style>
    <style:style style:name="T59" style:family="text">
      <style:text-properties fo:font-variant="normal" fo:text-transform="none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610b38" style:font-name="erdana" fo:font-size="21.75pt" fo:letter-spacing="normal" fo:font-style="normal"/>
    </style:style>
    <style:style style:name="T61" style:family="text">
      <style:text-properties style:font-name="Trebuchet MS" fo:font-size="12pt" fo:font-style="normal" fo:font-weight="normal"/>
    </style:style>
    <style:style style:name="T62" style:family="text">
      <style:text-properties fo:font-size="12pt" fo:font-style="normal" fo:font-weight="normal"/>
    </style:style>
    <style:style style:name="T63" style:family="text">
      <style:text-properties fo:font-style="normal"/>
    </style:style>
    <style:style style:name="T64" style:family="text">
      <style:text-properties fo:font-style="normal" fo:font-weight="bold"/>
    </style:style>
    <style:style style:name="T65" style:family="text">
      <style:text-properties fo:font-style="normal" fo:font-weight="normal"/>
    </style:style>
    <style:style style:name="T66" style:family="text">
      <style:text-properties fo:font-style="normal" fo:background-color="#fff0f0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color="#008800" fo:font-size="12pt" fo:font-style="normal" fo:font-weight="bold"/>
    </style:style>
    <style:style style:name="T69" style:family="text">
      <style:text-properties fo:color="#008800" fo:font-style="normal"/>
    </style:style>
    <style:style style:name="T70" style:family="text">
      <style:text-properties fo:color="#008800" fo:font-style="normal" fo:font-weight="bold"/>
    </style:style>
    <style:style style:name="T71" style:family="text">
      <style:text-properties fo:color="#888888" fo:font-size="12pt" fo:font-style="normal" fo:font-weight="bold"/>
    </style:style>
    <style:style style:name="T72" style:family="text">
      <style:text-properties fo:color="#888888" fo:font-size="12pt" fo:font-style="normal" fo:font-weight="normal"/>
    </style:style>
    <style:style style:name="T73" style:family="text">
      <style:text-properties fo:color="#888888" fo:font-style="normal"/>
    </style:style>
    <style:style style:name="T74" style:family="text">
      <style:text-properties fo:color="#888888" fo:font-style="normal" fo:font-weight="bold"/>
    </style:style>
    <style:style style:name="T75" style:family="text">
      <style:text-properties fo:color="#888888" fo:font-style="normal" fo:font-weight="normal"/>
    </style:style>
    <style:style style:name="T76" style:family="text">
      <style:text-properties fo:color="#0066bb" fo:font-size="12pt" fo:font-style="normal" fo:font-weight="bold"/>
    </style:style>
    <style:style style:name="T77" style:family="text">
      <style:text-properties fo:color="#0066bb" fo:font-style="normal"/>
    </style:style>
    <style:style style:name="T78" style:family="text">
      <style:text-properties fo:color="#0066bb" fo:font-style="normal" fo:font-weight="bold"/>
    </style:style>
    <style:style style:name="T79" style:family="text">
      <style:text-properties fo:color="#336699" fo:font-size="12pt" fo:font-style="normal" fo:font-weight="normal"/>
    </style:style>
    <style:style style:name="T80" style:family="text">
      <style:text-properties fo:color="#336699" fo:font-style="normal"/>
    </style:style>
    <style:style style:name="T81" style:family="text">
      <style:text-properties fo:color="#336699" fo:font-style="normal" fo:font-weight="normal"/>
    </style:style>
    <style:style style:name="T82" style:family="text">
      <style:text-properties fo:color="#dd2200" fo:font-size="12pt" fo:font-style="normal" fo:font-weight="normal" fo:background-color="#fff0f0"/>
    </style:style>
    <style:style style:name="T83" style:family="text">
      <style:text-properties fo:color="#dd2200" fo:font-style="normal" fo:font-weight="normal" fo:background-color="#fff0f0"/>
    </style:style>
    <style:style style:name="T84" style:family="text">
      <style:text-properties fo:color="#dd2200" fo:font-style="normal" fo:background-color="#fff0f0"/>
    </style:style>
    <style:style style:name="T85" style:family="text">
      <style:text-properties fo:color="#0000dd" fo:font-size="12pt" fo:font-style="normal" fo:font-weight="bold"/>
    </style:style>
    <style:style style:name="T86" style:family="text">
      <style:text-properties fo:color="#0000dd" fo:font-style="normal"/>
    </style:style>
    <style:style style:name="T87" style:family="text">
      <style:text-properties fo:color="#0000dd" fo:font-style="normal" fo:font-weight="bold"/>
    </style:style>
    <style:style style:name="T88" style:family="text">
      <style:text-properties fo:color="#009900" style:font-name="Courier New1" fo:font-size="9pt" fo:font-style="normal" fo:font-weight="normal"/>
    </style:style>
    <style:style style:name="T89" style:family="text">
      <style:text-properties fo:color="#009900" fo:font-size="9pt" fo:font-style="normal" fo:font-weight="normal"/>
    </style:style>
    <style:style style:name="T90" style:family="text">
      <style:text-properties fo:color="#009900" fo:font-style="normal"/>
    </style:style>
    <style:style style:name="T91" style:family="text">
      <style:text-properties fo:color="#009900" fo:font-style="normal" fo:font-weight="normal"/>
    </style:style>
    <style:style style:name="T92" style:family="text">
      <style:text-properties fo:color="#006600" style:font-name="Courier New1" fo:font-size="9pt" fo:font-style="normal" fo:font-weight="bold"/>
    </style:style>
    <style:style style:name="T93" style:family="text">
      <style:text-properties fo:color="#006600" fo:font-size="9pt" fo:font-style="normal" fo:font-weight="bold"/>
    </style:style>
    <style:style style:name="T94" style:family="text">
      <style:text-properties fo:color="#006600" fo:font-style="normal"/>
    </style:style>
    <style:style style:name="T95" style:family="text">
      <style:text-properties fo:color="#006600" fo:font-style="normal" fo:font-weight="bold"/>
    </style:style>
    <style:style style:name="T96" style:family="text">
      <style:text-properties fo:color="#0000ff"/>
    </style:style>
    <style:style style:name="T97" style:family="text">
      <style:text-properties fo:color="#0000ff" style:font-name="Courier New1" fo:font-size="9pt" fo:font-style="normal" fo:font-weight="normal"/>
    </style:style>
    <style:style style:name="T98" style:family="text">
      <style:text-properties fo:color="#0000ff" fo:font-size="9pt" fo:font-style="normal" fo:font-weight="normal"/>
    </style:style>
    <style:style style:name="T99" style:family="text">
      <style:text-properties fo:color="#0000ff" fo:font-style="normal"/>
    </style:style>
    <style:style style:name="T100" style:family="text">
      <style:text-properties fo:color="#0000ff" fo:font-style="normal" fo:font-weight="normal"/>
    </style:style>
    <style:style style:name="T101" style:family="text">
      <style:text-properties fo:color="#339933" style:font-name="Courier New1" fo:font-size="9pt" fo:font-style="normal" fo:font-weight="normal"/>
    </style:style>
    <style:style style:name="T102" style:family="text">
      <style:text-properties fo:color="#339933" fo:font-size="9pt" fo:font-style="normal" fo:font-weight="normal"/>
    </style:style>
    <style:style style:name="T103" style:family="text">
      <style:text-properties fo:color="#339933" fo:font-style="normal"/>
    </style:style>
    <style:style style:name="T104" style:family="text">
      <style:text-properties fo:color="#339933" fo:font-style="normal" fo:font-weight="normal"/>
    </style:style>
    <style:style style:name="T105" style:family="text">
      <style:text-properties fo:color="#666666" style:font-name="Courier New1" fo:font-size="9pt" fo:font-style="italic" fo:font-weight="normal"/>
    </style:style>
    <style:style style:name="T106" style:family="text">
      <style:text-properties fo:color="#666666" fo:font-size="9pt" fo:font-style="italic" fo:font-weight="normal"/>
    </style:style>
    <style:style style:name="T107" style:family="text">
      <style:text-properties fo:color="#666666" fo:font-style="italic"/>
    </style:style>
    <style:style style:name="T108" style:family="text">
      <style:text-properties fo:color="#666666" fo:font-style="italic" fo:font-weight="normal"/>
    </style:style>
    <style:style style:name="T109" style:family="text">
      <style:text-properties fo:color="#006633" style:font-name="Courier New1" fo:font-size="9pt" fo:font-style="normal" fo:font-weight="normal"/>
    </style:style>
    <style:style style:name="T110" style:family="text">
      <style:text-properties fo:color="#006633" fo:font-size="9pt" fo:font-style="normal" fo:font-weight="normal"/>
    </style:style>
    <style:style style:name="T111" style:family="text">
      <style:text-properties fo:color="#006633" fo:font-style="normal"/>
    </style:style>
    <style:style style:name="T112" style:family="text">
      <style:text-properties fo:color="#006633" fo:font-style="normal" fo:font-weight="normal"/>
    </style:style>
    <style:style style:name="T113" style:family="text">
      <style:text-properties fo:font-style="italic"/>
    </style:style>
    <style:style style:name="T114" style:family="text">
      <style:text-properties style:text-line-through-style="none" fo:font-style="italic" style:text-underline-style="none" style:text-blinking="false" fo:background-color="transparent"/>
    </style:style>
    <style:style style:name="T115" style:family="text">
      <style:text-properties fo:color="#cc66cc" style:font-name="Courier New1" fo:font-size="9pt" fo:font-style="normal" fo:font-weight="normal"/>
    </style:style>
    <style:style style:name="T116" style:family="text">
      <style:text-properties fo:color="#cc66cc" fo:font-size="9pt" fo:font-style="normal" fo:font-weight="normal"/>
    </style:style>
    <style:style style:name="T117" style:family="text">
      <style:text-properties fo:color="#cc66cc" fo:font-style="normal"/>
    </style:style>
    <style:style style:name="T118" style:family="text">
      <style:text-properties fo:color="#cc66cc" fo:font-style="normal" fo:font-weight="normal"/>
    </style:style>
    <style:style style:name="T119" style:family="text">
      <style:text-properties fo:color="#1b8ede" style:text-line-through-style="none" style:font-name="Courier New1" fo:font-size="9pt" fo:font-style="italic" style:text-underline-style="none" fo:font-weight="normal" style:text-blinking="false" fo:background-color="transparent"/>
    </style:style>
    <style:style style:name="T120" style:family="text">
      <style:text-properties fo:color="#1b8ede" style:text-line-through-style="none" fo:font-size="9pt" fo:font-style="italic" style:text-underline-style="none" fo:font-weight="normal" style:text-blinking="false" fo:background-color="transparent"/>
    </style:style>
    <style:style style:name="T121" style:family="text">
      <style:text-properties fo:color="#1b8ede" style:text-line-through-style="none" fo:font-style="italic" style:text-underline-style="none" fo:font-weight="normal" style:text-blinking="false" fo:background-color="transparent"/>
    </style:style>
    <style:style style:name="T122" style:family="text">
      <style:text-properties fo:color="#1b8ede" style:text-line-through-style="none" fo:font-style="italic" style:text-underline-style="none" style:text-blinking="false" fo:background-color="transparent"/>
    </style:style>
    <style:style style:name="T123" style:family="text">
      <style:text-properties style:font-name="Courier New1" fo:font-size="9pt" fo:font-style="normal" fo:font-weight="normal"/>
    </style:style>
    <style:style style:name="T124" style:family="text">
      <style:text-properties style:font-name="Courier New1" fo:font-size="9pt" fo:font-style="normal" fo:font-weight="bold"/>
    </style:style>
    <style:style style:name="T125" style:family="text">
      <style:text-properties fo:font-size="9pt" fo:font-style="normal" fo:font-weight="normal"/>
    </style:style>
    <style:style style:name="T126" style:family="text">
      <style:text-properties fo:font-size="9pt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7">How to count number of vowels and consonants in a String?<text:line-break/></text:span><text:span text:style-name="T57">public</text:span><text:span text:style-name="T57"> </text:span><text:span text:style-name="T57">class</text:span><text:span text:style-name="T57"> </text:span><text:span text:style-name="T57">VowelCounter</text:span><text:span text:style-name="T57"> {</text:span></text:p>
      <text:p text:style-name="P5"/>
      <text:p text:style-name="P6"><text:s text:c="5"/><text:span text:style-name="T63">public</text:span><text:span text:style-name="T63"> </text:span><text:span text:style-name="T63">static</text:span><text:span text:style-name="T63"> </text:span><text:span text:style-name="T63">void</text:span><text:span text:style-name="T63"> </text:span><text:span text:style-name="T63">main</text:span><text:span text:style-name="T63">(String args[]) {</text:span></text:p>
      <text:p text:style-name="P6"><text:s text:c="10"/><text:span text:style-name="T63">System.</text:span><text:span text:style-name="T63">out</text:span><text:span text:style-name="T63">.</text:span><text:span text:style-name="T63">println</text:span><text:span text:style-name="T63">(</text:span><text:span text:style-name="T66">"Please enter some text"</text:span><text:span text:style-name="T63">);</text:span></text:p>
      <text:p text:style-name="P6"><text:s text:c="10"/><text:span text:style-name="T63">Scanner reader = </text:span><text:span text:style-name="T63">new</text:span><text:span text:style-name="T63"> Scanner(System.</text:span><text:span text:style-name="T63">in</text:span><text:span text:style-name="T63">); <text:s text:c="17"/></text:span></text:p>
      <text:p text:style-name="P5"/>
      <text:p text:style-name="P6"><text:s text:c="6"/><text:span text:style-name="T63">String input = reader.</text:span><text:span text:style-name="T63">nextLine</text:span><text:span text:style-name="T63">();</text:span></text:p>
      <text:p text:style-name="P6"><text:s text:c="10"/><text:span text:style-name="T63">char</text:span><text:span text:style-name="T63">[] letters = input.</text:span><text:span text:style-name="T63">toCharArray</text:span><text:span text:style-name="T63">();</text:span></text:p>
      <text:p text:style-name="P5"/>
      <text:p text:style-name="P6"><text:s text:c="6"/><text:span text:style-name="T63">int</text:span><text:span text:style-name="T63"> count = </text:span><text:span text:style-name="T63">0</text:span><text:span text:style-name="T63">;</text:span></text:p>
      <text:p text:style-name="P6"><text:s text:c="5"/></text:p>
      <text:p text:style-name="P6"><text:s text:c="6"/><text:span text:style-name="T63">for</text:span><text:span text:style-name="T63"> (</text:span><text:span text:style-name="T63">char</text:span><text:span text:style-name="T63"> c : letters) {</text:span></text:p>
      <text:p text:style-name="P6"><text:s text:c="11"/><text:span text:style-name="T63">switch</text:span><text:span text:style-name="T63"> (c) {</text:span></text:p>
      <text:p text:style-name="P6"><text:s text:c="14"/><text:span text:style-name="T63">case</text:span><text:span text:style-name="T63"> </text:span><text:span text:style-name="T66">'a'</text:span><text:span text:style-name="T63">:</text:span></text:p>
      <text:p text:style-name="P6"><text:s text:c="18"/><text:span text:style-name="T63">case</text:span><text:span text:style-name="T63"> </text:span><text:span text:style-name="T66">'e'</text:span><text:span text:style-name="T63">:</text:span></text:p>
      <text:p text:style-name="P6"><text:s text:c="18"/><text:span text:style-name="T63">case</text:span><text:span text:style-name="T63"> </text:span><text:span text:style-name="T66">'i'</text:span><text:span text:style-name="T63">:</text:span></text:p>
      <text:p text:style-name="P6"><text:s text:c="18"/><text:span text:style-name="T63">case</text:span><text:span text:style-name="T63"> </text:span><text:span text:style-name="T66">'o'</text:span><text:span text:style-name="T63">:</text:span></text:p>
      <text:p text:style-name="P6"><text:s text:c="18"/><text:span text:style-name="T63">case</text:span><text:span text:style-name="T63"> </text:span><text:span text:style-name="T66">'u'</text:span><text:span text:style-name="T63">:</text:span></text:p>
      <text:p text:style-name="P6"><text:s text:c="22"/><text:span text:style-name="T63">count++;</text:span></text:p>
      <text:p text:style-name="P6"><text:s text:c="10"/><text:span text:style-name="T63">break</text:span><text:span text:style-name="T63">;</text:span></text:p>
      <text:p text:style-name="P6"><text:s text:c="10"/><text:span text:style-name="T63">default</text:span><text:span text:style-name="T63">:</text:span></text:p>
      <text:p text:style-name="P6"><text:s text:c="18"/><text:span text:style-name="T63">// no count increment</text:span></text:p>
      <text:p text:style-name="P6"><text:s text:c="10"/><text:span text:style-name="T63">}</text:span></text:p>
      <text:p text:style-name="P5"/>
      <text:p text:style-name="P6"><text:s text:c="7"/><text:span text:style-name="T63">}</text:span></text:p>
      <text:p text:style-name="P6"><text:s text:c="12"/><text:span text:style-name="T63">System.</text:span><text:span text:style-name="T63">out</text:span><text:span text:style-name="T63">.</text:span><text:span text:style-name="T63">println</text:span><text:span text:style-name="T63">(</text:span><text:span text:style-name="T66">"Number of vowels in String ["</text:span><text:span text:style-name="T63"> + input + </text:span><text:span text:style-name="T66">"] is : "</text:span><text:span text:style-name="T63"> + count);</text:span></text:p>
      <text:p text:style-name="P6"><text:s text:c="5"/><text:span text:style-name="T63">}</text:span></text:p>
      <text:p text:style-name="P5"/>
      <text:p text:style-name="P7">}</text:p>
      <text:p text:style-name="P3"><text:span text:style-name="T57">How to count occurrence of a given character in String?<text:line-break/></text:span><text:span text:style-name="T57">public</text:span><text:span text:style-name="T57"> </text:span><text:span text:style-name="T57">class</text:span><text:span text:style-name="T57"> CountCharacters </text:span><text:span text:style-name="T57">{</text:span><text:span text:style-name="T57"><text:line-break/><text:line-break/> <text:s text:c="3"/></text:span><text:span text:style-name="T57">public</text:span><text:span text:style-name="T57"> </text:span><text:span text:style-name="T57">static</text:span><text:span text:style-name="T57"> </text:span><text:span text:style-name="T57">void</text:span><text:span text:style-name="T57"> main</text:span><text:span text:style-name="T57">(</text:span><text:span text:style-name="T57">String</text:span><text:span text:style-name="T57"> args</text:span><text:span text:style-name="T57">[])</text:span><text:span text:style-name="T57"> </text:span><text:span text:style-name="T57">{</text:span><text:span text:style-name="T57"><text:line-break/> <text:s text:c="9"/><text:line-break/> <text:s text:c="7"/></text:span><text:span text:style-name="T57">String</text:span><text:span text:style-name="T57"> input = </text:span><text:span text:style-name="T57">"Today is Monday"</text:span><text:span text:style-name="T57">;</text:span><text:span text:style-name="T57"> </text:span><text:span text:style-name="T58">//count number of "a" on this String.</text:span><text:span text:style-name="T57"><text:line-break/> <text:s text:c="5"/><text:line-break/> <text:s text:c="7"/></text:span><text:span text:style-name="T58">//Using Spring framework StringUtils class for finding occurrence of another String</text:span><text:span text:style-name="T57"><text:line-break/> <text:s text:c="7"/></text:span><text:span text:style-name="T57">int</text:span><text:span text:style-name="T57"> count = StringUtils.</text:span><text:span text:style-name="T57">countOccurrencesOf</text:span><text:span text:style-name="T57">(</text:span><text:span text:style-name="T57">input, </text:span><text:span text:style-name="T57">"a"</text:span><text:span text:style-name="T57">)</text:span><text:span text:style-name="T57">;</text:span><text:span text:style-name="T57"><text:line-break/> <text:s text:c="5"/><text:line-break/> <text:s text:c="7"/></text:span><text:span text:style-name="T57">System</text:span><text:span text:style-name="T57">.</text:span><text:span text:style-name="T57">out</text:span><text:span text:style-name="T57">.</text:span><text:span text:style-name="T57">println</text:span><text:span text:style-name="T57">(</text:span><text:span text:style-name="T57">"count of occurrence of character 'a' on String: " </text:span><text:span text:style-name="T57">+</text:span></text:p>
      <text:p text:style-name="P4"><text:s text:c="16"/><text:span text:style-name="T63">" Today is Monday' using Spring StringUtils "</text:span><text:span text:style-name="T63"> </text:span><text:span text:style-name="T63">+ count</text:span><text:span text:style-name="T63">)</text:span><text:span text:style-name="T63">;</text:span><text:span text:style-name="T63"><text:line-break/><text:line-break/> <text:s text:c="5"/><text:line-break/> <text:s text:c="7"/></text:span><text:span text:style-name="T113">//Using Apache commons lang StringUtils class</text:span><text:span text:style-name="T63"><text:line-break/> <text:s text:c="7"/></text:span><text:span text:style-name="T63">int</text:span><text:span text:style-name="T63"> number = org.</text:span><text:span text:style-name="T63">apache</text:span><text:span text:style-name="T63">.</text:span><text:span text:style-name="T63">commons</text:span><text:span text:style-name="T63">.</text:span><text:span text:style-name="T63">lang</text:span><text:span text:style-name="T63">.</text:span><text:span text:style-name="T63">StringUtils</text:span><text:span text:style-name="T63">.</text:span><text:span text:style-name="T63">countMatches</text:span><text:span text:style-name="T63">(</text:span><text:span text:style-name="T63">input, </text:span><text:span text:style-name="T63">"a"</text:span><text:span text:style-name="T63">)</text:span><text:span text:style-name="T63">;</text:span><text:span text:style-name="T63"><text:line-break/> <text:s text:c="7"/></text:span><text:span text:style-name="T63">System</text:span><text:span text:style-name="T63">.</text:span><text:span text:style-name="T63">out</text:span><text:span text:style-name="T63">.</text:span><text:span text:style-name="T63">println</text:span><text:span text:style-name="T63">(</text:span><text:span text:style-name="T63">"count of character 'a' on String: 'Today is Monday' using commons StringUtils "</text:span><text:span text:style-name="T63"> + number</text:span><text:span text:style-name="T63">)</text:span><text:span text:style-name="T63">;</text:span><text:span text:style-name="T63"><text:line-break/> <text:s text:c="5"/><text:line-break/> <text:s text:c="7"/></text:span><text:span text:style-name="T113">//counting occurrence of character with loop</text:span><text:span text:style-name="T63"><text:line-break/> <text:s text:c="7"/></text:span><text:span text:style-name="T63">int</text:span><text:span text:style-name="T63"> charCount = </text:span><text:span text:style-name="T63">0</text:span><text:span text:style-name="T63">;</text:span><text:span text:style-name="T63"><text:line-break/> <text:s text:c="7"/>for</text:span><text:span text:style-name="T63">(</text:span><text:span text:style-name="T63">int</text:span><text:span text:style-name="T63"> i =</text:span><text:span text:style-name="T63">0</text:span><text:span text:style-name="T63"> </text:span><text:span text:style-name="T63">;</text:span><text:span text:style-name="T63"> i</text:span><text:span text:style-name="T63">&lt;</text:span><text:span text:style-name="T63">input.</text:span><text:span text:style-name="T63">length</text:span><text:span text:style-name="T63">()</text:span><text:span text:style-name="T63">;</text:span><text:span text:style-name="T63"> i++</text:span><text:span text:style-name="T63">){</text:span><text:span text:style-name="T63"><text:line-break/> <text:s text:c="11"/>if</text:span><text:span text:style-name="T63">(</text:span><text:span text:style-name="T63">input.</text:span><text:span text:style-name="T63">charAt</text:span><text:span text:style-name="T63">(</text:span><text:span text:style-name="T63">i</text:span><text:span text:style-name="T63">)</text:span><text:span text:style-name="T63"> == </text:span><text:span text:style-name="T63">'a'</text:span><text:span text:style-name="T63">){</text:span><text:span text:style-name="T63"><text:line-break/> <text:s text:c="15"/>charCount++</text:span><text:span text:style-name="T63">;</text:span><text:span text:style-name="T63"><text:line-break/> <text:s text:c="11"/></text:span><text:span text:style-name="T63">}</text:span><text:span text:style-name="T63"><text:line-break/> <text:s text:c="7"/></text:span><text:span text:style-name="T63">}</text:span><text:span text:style-name="T63"><text:line-break/></text:span><text:soft-page-break/><text:span text:style-name="T63"> <text:s text:c="7"/></text:span><text:span text:style-name="T63">System</text:span><text:span text:style-name="T63">.</text:span><text:span text:style-name="T63">out</text:span><text:span text:style-name="T63">.</text:span><text:span text:style-name="T63">println</text:span><text:span text:style-name="T63">(</text:span><text:span text:style-name="T63">"count of character 'a' on String: 'Today is Monday' using for loop <text:s/>"</text:span><text:span text:style-name="T63"> + charCount</text:span><text:span text:style-name="T63">)</text:span><text:span text:style-name="T63">;</text:span><text:span text:style-name="T63"><text:line-break/> <text:s text:c="5"/><text:line-break/> <text:s text:c="7"/></text:span><text:span text:style-name="T113">//a more elegant way of counting occurrence of character in String using foreach loop</text:span><text:span text:style-name="T63"><text:line-break/> <text:s text:c="5"/><text:line-break/> <text:s text:c="7"/>charCount = </text:span><text:span text:style-name="T63">0</text:span><text:span text:style-name="T63">;</text:span><text:span text:style-name="T63"> </text:span><text:span text:style-name="T113">//resetting </text:span><text:bookmark text:name="IL_AD8"/><text:span text:style-name="T114">character count</text:span><text:span text:style-name="T63"><text:line-break/> <text:s text:c="7"/>for</text:span><text:span text:style-name="T63">(</text:span><text:span text:style-name="T63">char</text:span><text:span text:style-name="T63"> ch: input.</text:span><text:span text:style-name="T63">toCharArray</text:span><text:span text:style-name="T63">()){</text:span><text:span text:style-name="T63"><text:line-break/> <text:s text:c="11"/>if</text:span><text:span text:style-name="T63">(</text:span><text:span text:style-name="T63">ch == </text:span><text:span text:style-name="T63">'a'</text:span><text:span text:style-name="T63">){</text:span><text:span text:style-name="T63"><text:line-break/> <text:s text:c="15"/>charCount++</text:span><text:span text:style-name="T63">;</text:span><text:span text:style-name="T63"><text:line-break/> <text:s text:c="11"/></text:span><text:span text:style-name="T63">}</text:span><text:span text:style-name="T63"><text:line-break/> <text:s text:c="7"/></text:span><text:span text:style-name="T63">}</text:span><text:span text:style-name="T63"> <text:s text:c="4"/><text:line-break/> <text:s text:c="7"/></text:span><text:span text:style-name="T63">System</text:span><text:span text:style-name="T63">.</text:span><text:span text:style-name="T63">out</text:span><text:span text:style-name="T63">.</text:span><text:span text:style-name="T63">println</text:span><text:span text:style-name="T63">(</text:span><text:span text:style-name="T63">"count of character 'a' on String: 'Today is Monday' using for each loop <text:s/>"</text:span><text:span text:style-name="T63"> + charCount</text:span><text:span text:style-name="T63">)</text:span><text:span text:style-name="T63">;</text:span><text:span text:style-name="T63"><text:line-break/> <text:s text:c="3"/></text:span><text:span text:style-name="T63">}</text:span><text:span text:style-name="T63"><text:line-break/> <text:s/><text:line-break/> <text:s text:c="7"/><text:line-break/></text:span><text:span text:style-name="T63">}</text:span></text:p>
      <text:p text:style-name="P3"><text:span text:style-name="T57"><text:line-break/></text:span></text:p>
      <text:p text:style-name="P3"><text:span text:style-name="T57">Q. How to replace each given character to other e.g. blank with %20?</text:span></text:p>
      <text:p text:style-name="P1"><text:span text:style-name="Strong_20_Emphasis"><text:span text:style-name="T8">Q. If you assign null to the String variable, and then you print the variable what will be the output ? Justify your answer.</text:span></text:span><text:span text:style-name="T8"><text:line-break/>No, the answer is not NullPointerException,It will print null.</text:span></text:p>
      <text:p text:style-name="P2"><text:line-break/><text:span text:style-name="T67">Java Transient Keyword</text:span></text:p>
      <text:p text:style-name="P1"><text:span text:style-name="Strong_20_Emphasis"><text:span text:style-name="T9">Java transient</text:span></text:span><text:span text:style-name="T9"> keyword is used in serialization. If you define any data member as transient, it will not be serialized.</text:span></text:p>
      <text:p text:style-name="P2">Let's take an example, I have declared a class as Student, it has three data members id, name and age. If you serialize the object, all the values will be serialized but I don't want to serialize one value, e.g. age then we can declare the age data member as transi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"/>
    <style:font-face style:name="Segoe UI" svg:font-family="'Segoe UI', Arial, Helvetica, sans-serif"/>
    <style:font-face style:name="Tahoma1" svg:font-family="Tahoma"/>
    <style:font-face style:name="Trebuchet MS" svg:font-family="'Trebuchet MS', Verdana, Arial, sans-serif"/>
    <style:font-face style:name="erdana" svg:font-family="erdana, helvetica, arial, sans-serif"/>
    <style:font-face style:name="verdana" svg:font-family="verdana, helvetica, arial, 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9M28S</meta:editing-duration>
    <meta:editing-cycles>3</meta:editing-cycles>
    <meta:generator>OpenOffice.org/3.3$Win32 OpenOffice.org_project/330m14$Build-9542</meta:generator>
    <dc:date>2015-04-17T10:53:17.01</dc:date>
    <meta:document-statistic meta:table-count="0" meta:image-count="0" meta:object-count="0" meta:page-count="2" meta:paragraph-count="32" meta:word-count="386" meta:character-count="3006"/>
    <meta:user-defined meta:name="Info 1"/>
    <meta:user-defined meta:name="Info 2"/>
    <meta:user-defined meta:name="Info 3"/>
    <meta:user-defined meta:name="Info 4"/>
  </office:meta>
</office:document-meta>
</file>